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adornments="Regular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/>
    <style:font-face style:name="Code" svg:font-family="Code, 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Mangal" svg:font-family="Mangal" style:font-pitch="variable"/>
    <style:font-face style:name="SimSun" svg:font-family="SimSun, 宋体" style:font-pitch="variable"/>
    <style:font-face style:name="Liberation Serif4" svg:font-family="'Liberation Serif'" style:font-family-generic="roman" style:font-pitch="variable"/>
    <style:font-face style:name="Liberation Serif5" svg:font-family="'Liberation Serif'" style:font-adornments="Обычный" style:font-family-generic="roman" style:font-pitch="variable"/>
    <style:font-face style:name="PMingLiU" svg:font-family="PMingLiU, 新細明體" style:font-family-generic="roman" style:font-pitch="variable"/>
    <style:font-face style:name="Symbol" svg:font-family="Symbol" style:font-family-generic="roman" style:font-pitch="variable"/>
    <style:font-face style:name="Times1" svg:font-family="Times" style:font-family-generic="roman" style:font-pitch="variable"/>
    <style:font-face style:name="Times" svg:font-family="Times, 'Liberation Serif'" style:font-family-generic="roman" style:font-pitch="variable"/>
    <style:font-face style:name="Arial" svg:font-family="Arial" style:font-family-generic="swiss" style:font-pitch="variable"/>
    <style:font-face style:name="Calibri" svg:font-family="Calibri, 'Trebuchet MS'" style:font-family-generic="swiss" style:font-pitch="variable"/>
    <style:font-face style:name="NewtonC" svg:font-family="NewtonC" style:font-family-generic="swiss" style:font-pitch="variable"/>
    <style:font-face style:name="NewtonC1" svg:font-family="NewtonC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 style:master-page-name="First_20_Page">
      <style:table-properties style:width="95mm" fo:margin-left="0mm" fo:margin-right="0mm" style:page-number="auto" table:align="margins" style:writing-mode="page"/>
    </style:style>
    <style:style style:name="Таблица1.A" style:family="table-column">
      <style:table-column-properties style:column-width="95mm" style:rel-column-width="65535*"/>
    </style:style>
    <style:style style:name="Таблица1.1" style:family="table-row">
      <style:table-row-properties style:min-row-height="43.59mm"/>
    </style:style>
    <style:style style:name="Таблица1.A1" style:family="table-cell">
      <style:table-cell-properties fo:padding="0.97mm" fo:border="none"/>
    </style:style>
    <style:style style:name="Таблица1.2" style:family="table-row">
      <style:table-row-properties style:min-row-height="22.47mm"/>
    </style:style>
    <style:style style:name="Таблица1.3" style:family="table-row">
      <style:table-row-properties style:min-row-height="63.34mm"/>
    </style:style>
    <style:style style:name="Таблица1.4" style:family="table-row">
      <style:table-row-properties style:min-row-height="12.84mm"/>
    </style:style>
    <style:style style:name="Таблица3" style:family="table">
      <style:table-properties style:width="94.97mm" fo:margin-left="0mm" fo:margin-right="0.04mm" fo:break-before="page" table:align="margins" style:writing-mode="page"/>
    </style:style>
    <style:style style:name="Таблица3.A" style:family="table-column">
      <style:table-column-properties style:column-width="11.98mm" style:rel-column-width="8263*"/>
    </style:style>
    <style:style style:name="Таблица3.B" style:family="table-column">
      <style:table-column-properties style:column-width="27.98mm" style:rel-column-width="19301*"/>
    </style:style>
    <style:style style:name="Таблица3.C" style:family="table-column">
      <style:table-column-properties style:column-width="49.87mm" style:rel-column-width="34416*"/>
    </style:style>
    <style:style style:name="Таблица3.D" style:family="table-column">
      <style:table-column-properties style:column-width="5.15mm" style:rel-column-width="3555*"/>
    </style:style>
    <style:style style:name="Таблица3.A1" style:family="table-cell">
      <style:table-cell-properties fo:padding="0mm" fo:border="none"/>
    </style:style>
    <style:style style:name="Таблица3.2" style:family="table-row">
      <style:table-row-properties style:min-row-height="40.02mm"/>
    </style:style>
    <style:style style:name="Таблица3.3" style:family="table-row">
      <style:table-row-properties style:min-row-height="75.39mm"/>
    </style:style>
    <style:style style:name="Таблица3.4" style:family="table-row">
      <style:table-row-properties style:min-row-height="12.95mm"/>
    </style:style>
    <style:style style:name="P1" style:family="paragraph" style:parent-style-name="Footer"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3.88mm" fo:text-align="justify" style:justify-single-word="false" fo:text-indent="0mm" style:auto-text-indent="false" style:page-number="auto" fo:background-color="transparent" style:writing-mode="page"/>
      <style:text-properties officeooo:paragraph-rsid="01222ec5"/>
    </style:style>
    <style:style style:name="P5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3.88mm" fo:text-align="justify" style:justify-single-word="false" fo:text-indent="0mm" style:auto-text-indent="false" style:page-number="auto" fo:background-color="transparent" style:writing-mode="page"/>
      <style:text-properties officeooo:paragraph-rsid="015c242a" style:text-scale="98%"/>
    </style:style>
    <style:style style:name="P6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5.29mm" fo:text-align="center" style:justify-single-word="false" fo:orphans="2" fo:widows="2" fo:text-indent="0mm" style:auto-text-indent="false" fo:background-color="transparent" style:writing-mode="page"/>
      <style:text-properties style:font-name="Liberation Serif4" fo:font-size="9pt" officeooo:paragraph-rsid="01199fd0" style:font-size-asian="9pt" style:font-name-complex="Liberation Serif4"/>
    </style:style>
    <style:style style:name="P7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100%" fo:text-align="center" style:justify-single-word="false" fo:orphans="2" fo:widows="2" fo:text-indent="0mm" style:auto-text-indent="false" fo:background-color="transparent" style:writing-mode="page"/>
      <style:text-properties style:font-name="Liberation Serif4" fo:font-size="9pt" officeooo:paragraph-rsid="01199fd0" style:font-size-asian="9pt" style:font-name-complex="Liberation Serif4"/>
    </style:style>
    <style:style style:name="P8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5.29mm" fo:text-align="center" style:justify-single-word="false" fo:text-indent="0mm" style:auto-text-indent="false" fo:background-color="transparent" style:writing-mode="page"/>
      <style:text-properties style:font-name="Liberation Serif4" fo:font-size="13pt" fo:font-weight="bold" officeooo:rsid="0174fde9" officeooo:paragraph-rsid="0174fde9" style:font-size-asian="13pt" style:font-weight-asian="bold" style:font-name-complex="Liberation Serif4" style:font-size-complex="13pt"/>
    </style:style>
    <style:style style:name="P9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text-align="center" style:justify-single-word="false" fo:orphans="2" fo:widows="2" fo:text-indent="0mm" style:auto-text-indent="false" fo:background-color="transparent" style:writing-mode="page"/>
      <style:text-properties fo:text-transform="uppercase" style:font-name="Liberation Serif4" fo:font-size="13pt" fo:font-weight="bold" officeooo:rsid="0174fde9" officeooo:paragraph-rsid="0174fde9" style:font-size-asian="13pt" style:font-weight-asian="bold" style:font-name-complex="Liberation Serif4" style:font-size-complex="13pt" style:font-weight-complex="bold"/>
    </style:style>
    <style:style style:name="P10" style:family="paragraph" style:parent-style-name="Standard">
      <loext:graphic-properties draw:fill="none"/>
      <style:paragraph-properties fo:margin-left="0mm" fo:margin-right="0mm" fo:line-height="3.53mm" fo:text-align="center" style:justify-single-word="false" fo:text-indent="0mm" style:auto-text-indent="false" fo:background-color="transparent" style:shadow="none" style:snap-to-layout-grid="false" style:writing-mode="page"/>
      <style:text-properties officeooo:paragraph-rsid="01222ec5" style:font-name-complex="Liberation Serif4" style:font-size-complex="10pt"/>
    </style:style>
    <style:style style:name="P11" style:family="paragraph" style:parent-style-name="Standard" style:master-page-name="">
      <loext:graphic-properties draw:fill="none"/>
      <style:paragraph-properties fo:margin-left="0mm" fo:margin-right="0mm" fo:line-height="3.53mm" fo:text-align="center" style:justify-single-word="false" fo:text-indent="0mm" style:auto-text-indent="false" style:page-number="auto" fo:background-color="transparent" style:shadow="none" style:snap-to-layout-grid="false" style:writing-mode="page"/>
      <style:text-properties officeooo:paragraph-rsid="01222ec5"/>
    </style:style>
    <style:style style:name="P12" style:family="paragraph" style:parent-style-name="Standard">
      <style:paragraph-properties fo:margin-left="0mm" fo:margin-right="0mm" fo:line-height="100%" fo:text-indent="0mm" style:auto-text-indent="false" style:writing-mode="page">
        <style:tab-stops>
          <style:tab-stop style:position="82.13mm"/>
        </style:tab-stops>
      </style:paragraph-properties>
      <style:text-properties style:text-position="0% 100%" style:font-name="Liberation Serif4" fo:font-size="10pt" officeooo:paragraph-rsid="0123ce2a" style:font-size-asian="10pt" style:font-name-complex="Liberation Serif4" style:font-size-complex="10pt"/>
    </style:style>
    <style:style style:name="P13" style:family="paragraph" style:parent-style-name="Standard">
      <style:paragraph-properties fo:margin-left="0mm" fo:margin-right="0mm" fo:line-height="100%" fo:text-align="start" style:justify-single-word="false" fo:text-indent="0mm" style:auto-text-indent="false" style:writing-mode="page">
        <style:tab-stops>
          <style:tab-stop style:position="82.13mm"/>
        </style:tab-stops>
      </style:paragraph-properties>
      <style:text-properties style:text-position="0% 100%" style:font-name="Liberation Serif4" fo:font-size="10pt" officeooo:paragraph-rsid="0123ce2a" style:font-size-asian="10pt" style:font-name-complex="Liberation Serif4" style:font-size-complex="10pt"/>
    </style:style>
    <style:style style:name="P14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true" fo:line-height="4.3mm" fo:text-align="center" style:justify-single-word="false" fo:orphans="2" fo:widows="3" fo:hyphenation-ladder-count="3" fo:text-indent="0mm" style:auto-text-indent="false" fo:background-color="transparent" style:shadow="none" style:writing-mode="page">
        <style:tab-stops/>
      </style:paragraph-properties>
      <style:text-properties fo:font-size="10pt" fo:font-weight="bold" officeooo:rsid="012cdd0b" style:font-size-asian="10pt" style:font-weight-asian="bold" style:font-size-complex="10pt" style:font-weight-complex="bold" fo:hyphenate="true" fo:hyphenation-remain-char-count="2" fo:hyphenation-push-char-count="4"/>
    </style:style>
    <style:style style:name="P15" style:family="paragraph" style:parent-style-name="Text_20_body">
      <style:paragraph-properties fo:margin-left="0mm" fo:margin-right="0mm" fo:margin-top="1.5mm" fo:margin-bottom="0mm" loext:contextual-spacing="false" fo:text-indent="0mm" style:auto-text-indent="false"/>
      <style:text-properties style:font-name="Liberation Serif4" fo:font-size="10pt" fo:font-weight="bold" officeooo:rsid="0174fde9" style:font-size-asian="10pt" style:font-weight-asian="bold" style:font-name-complex="Liberation Serif4" style:font-size-complex="10pt"/>
    </style:style>
    <style:style style:name="P16" style:family="paragraph" style:parent-style-name="Standard">
      <style:paragraph-properties fo:line-height="3.88mm"/>
    </style:style>
    <style:style style:name="P17" style:family="paragraph" style:parent-style-name="Standard">
      <style:text-properties style:font-name="Liberation Serif4" fo:font-size="8pt" style:font-size-asian="8pt" style:font-name-complex="Liberation Serif4" style:font-size-complex="8pt"/>
    </style:style>
    <style:style style:name="P18" style:family="paragraph" style:parent-style-name="Standard">
      <style:paragraph-properties fo:line-height="3.92mm"/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officeooo:paragraph-rsid="01372d1b"/>
    </style:style>
    <style:style style:name="P21" style:family="paragraph" style:parent-style-name="Standard">
      <style:paragraph-properties fo:margin-top="0mm" fo:margin-bottom="2.12mm" loext:contextual-spacing="false" fo:line-height="3.88mm"/>
      <style:text-properties style:font-name="Liberation Serif4" fo:font-size="8pt" style:font-size-asian="8pt" style:font-name-complex="Liberation Serif4" style:font-size-complex="8pt"/>
    </style:style>
    <style:style style:name="P22" style:family="paragraph" style:parent-style-name="Standard">
      <style:paragraph-properties fo:margin-top="0mm" fo:margin-bottom="2.12mm" loext:contextual-spacing="false" fo:line-height="3.88mm"/>
      <style:text-properties fo:font-size="8pt" style:font-size-asian="8pt" style:font-size-complex="8pt"/>
    </style:style>
    <style:style style:name="P23" style:family="paragraph" style:parent-style-name="Standard">
      <style:paragraph-properties fo:margin-top="0mm" fo:margin-bottom="2.12mm" loext:contextual-spacing="false" fo:line-height="3.88mm"/>
      <style:text-properties fo:font-size="9pt" style:font-size-asian="9pt" style:font-size-complex="9pt"/>
    </style:style>
    <style:style style:name="P24" style:family="paragraph" style:parent-style-name="Standard">
      <style:paragraph-properties fo:line-height="100%" fo:text-align="start" style:justify-single-word="false" style:writing-mode="page">
        <style:tab-stops>
          <style:tab-stop style:position="5.08mm"/>
        </style:tab-stops>
      </style:paragraph-properties>
      <style:text-properties style:font-name="Liberation Serif4" fo:font-size="10pt" officeooo:paragraph-rsid="01222ec5" style:font-size-asian="10pt" style:font-name-complex="Liberation Serif4" style:font-size-complex="10pt"/>
    </style:style>
    <style:style style:name="P25" style:family="paragraph" style:parent-style-name="Standard">
      <style:paragraph-properties fo:line-height="100%" fo:text-align="start" style:justify-single-word="false" style:writing-mode="page"/>
      <style:text-properties style:font-name="Liberation Serif4" fo:font-size="10pt" officeooo:paragraph-rsid="01222ec5" style:font-size-asian="10pt" style:font-name-complex="Liberation Serif4" style:font-size-complex="10pt"/>
    </style:style>
    <style:style style:name="P26" style:family="paragraph" style:parent-style-name="Standard">
      <style:paragraph-properties fo:line-height="100%" style:writing-mode="page"/>
      <style:text-properties style:font-name="Liberation Serif4" fo:font-size="10pt" officeooo:paragraph-rsid="01222ec5" style:font-size-asian="10pt" style:font-name-complex="Liberation Serif4" style:font-size-complex="10pt"/>
    </style:style>
    <style:style style:name="P27" style:family="paragraph" style:parent-style-name="Standard">
      <style:paragraph-properties fo:line-height="3.53mm" fo:text-align="center" style:justify-single-word="false" style:writing-mode="page"/>
      <style:text-properties officeooo:paragraph-rsid="01222ec5"/>
    </style:style>
    <style:style style:name="P28" style:family="paragraph" style:parent-style-name="Standard">
      <style:paragraph-properties fo:margin-top="0mm" fo:margin-bottom="0mm" loext:contextual-spacing="false" fo:line-height="3.53mm" fo:text-align="center" style:justify-single-word="false" style:writing-mode="page"/>
      <style:text-properties officeooo:paragraph-rsid="0127d72f"/>
    </style:style>
    <style:style style:name="P29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3.88mm" fo:text-indent="4.99mm" style:auto-text-indent="false" fo:background-color="transparent" style:writing-mode="page"/>
      <style:text-properties style:font-name="Liberation Serif4" fo:font-size="9pt" officeooo:paragraph-rsid="01222ec5" style:font-size-asian="9pt" style:font-name-complex="Liberation Serif4" style:font-size-complex="9pt"/>
    </style:style>
    <style:style style:name="P30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3.53mm" fo:text-align="justify" style:justify-single-word="false" fo:hyphenation-ladder-count="no-limit" fo:text-indent="4.99mm" style:auto-text-indent="false" style:page-number="auto" fo:background-color="transparent" style:writing-mode="page"/>
      <style:text-properties style:font-name="Liberation Serif4" fo:font-size="9pt" officeooo:paragraph-rsid="01222ec5" style:font-size-asian="9pt" style:font-name-complex="Liberation Serif4" style:font-size-complex="9pt" fo:hyphenate="true" fo:hyphenation-remain-char-count="2" fo:hyphenation-push-char-count="2"/>
    </style:style>
    <style:style style:name="P31" style:family="paragraph" style:parent-style-name="Standard">
      <style:paragraph-properties fo:margin-top="3.49mm" fo:margin-bottom="0mm" loext:contextual-spacing="false" fo:line-height="3.88mm" fo:text-align="center" style:justify-single-word="false"/>
      <style:text-properties fo:font-size="10pt" officeooo:paragraph-rsid="01222ec5" style:font-size-asian="10pt" style:font-size-complex="10pt"/>
    </style:style>
    <style:style style:name="P32" style:family="paragraph" style:parent-style-name="Standard">
      <style:paragraph-properties fo:margin-top="1.5mm" fo:margin-bottom="1.5mm" loext:contextual-spacing="false" fo:line-height="3.88mm" fo:text-align="center" style:justify-single-word="false" style:writing-mode="page"/>
      <style:text-properties fo:font-size="9pt" fo:font-weight="bold" officeooo:paragraph-rsid="0127d72f" style:font-size-asian="9pt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mm" fo:margin-right="0mm" fo:line-height="3.88mm" fo:text-align="start" style:justify-single-word="false" fo:text-indent="2.75mm" style:auto-text-indent="false" fo:background-color="transparent" style:writing-mode="page">
        <style:tab-stops>
          <style:tab-stop style:position="82.13mm"/>
        </style:tab-stops>
      </style:paragraph-properties>
      <style:text-properties style:text-position="0% 100%" style:font-name="Liberation Serif4" fo:font-size="10pt" officeooo:paragraph-rsid="0123ce2a" style:font-size-asian="10pt" style:font-name-complex="Liberation Serif4" style:font-size-complex="10pt"/>
    </style:style>
    <style:style style:name="P34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3.53mm" fo:text-align="justify" style:justify-single-word="false" fo:hyphenation-ladder-count="no-limit" fo:text-indent="4.5mm" style:auto-text-indent="false" fo:background-color="transparent" style:writing-mode="page"/>
      <style:text-properties style:font-name="Liberation Serif4" fo:font-size="9pt" officeooo:paragraph-rsid="01222ec5" style:font-size-asian="9pt" style:font-name-complex="Liberation Serif4" style:font-size-complex="9pt" fo:hyphenate="true" fo:hyphenation-remain-char-count="2" fo:hyphenation-push-char-count="2"/>
    </style:style>
    <style:style style:name="P35" style:family="paragraph" style:parent-style-name="Standard">
      <style:paragraph-properties fo:margin-top="1.99mm" fo:margin-bottom="0mm" loext:contextual-spacing="false" fo:line-height="100%"/>
      <style:text-properties style:font-name="Liberation Serif4" fo:font-size="10pt" fo:font-weight="bold" officeooo:rsid="0174fde9" officeooo:paragraph-rsid="0174fde9" style:font-size-asian="10pt" style:font-weight-asian="bold" style:font-name-complex="Liberation Serif4" style:font-size-complex="10pt" style:font-weight-complex="bold"/>
    </style:style>
    <style:style style:name="P36" style:family="paragraph" style:parent-style-name="Standard">
      <style:paragraph-properties fo:margin-top="2.12mm" fo:margin-bottom="3.53mm" loext:contextual-spacing="false" fo:line-height="3.88mm"/>
    </style:style>
    <style:style style:name="P37" style:family="paragraph" style:parent-style-name="Standard">
      <style:paragraph-properties fo:text-align="center" style:justify-single-word="false" fo:break-before="page"/>
      <style:text-properties fo:font-size="10pt" fo:font-weight="bold" officeooo:rsid="01372d1b" officeooo:paragraph-rsid="01372d1b" style:font-size-asian="10pt" style:font-weight-asian="bold" style:font-size-complex="10pt" style:font-weight-complex="bold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fo:font-size="10pt" style:font-size-asian="10pt" style:font-size-complex="10pt"/>
    </style:style>
    <style:style style:name="P39" style:family="paragraph" style:parent-style-name="Text_20_body" style:master-page-name="Содержание">
      <loext:graphic-properties draw:fill="none" draw:fill-image-width="0mm" draw:fill-image-height="0mm"/>
      <style:paragraph-properties fo:margin-left="0mm" fo:margin-right="0mm" fo:margin-top="0mm" fo:margin-bottom="0mm" loext:contextual-spacing="true" fo:line-height="4.3mm" fo:text-align="center" style:justify-single-word="false" fo:orphans="2" fo:widows="3" fo:hyphenation-ladder-count="3" fo:text-indent="0mm" style:auto-text-indent="false" style:page-number="auto" fo:background-color="transparent" style:shadow="none" style:writing-mode="page">
        <style:tab-stops/>
      </style:paragraph-properties>
      <style:text-properties fo:font-size="10pt" fo:font-weight="bold" officeooo:rsid="012cdd0b" style:font-size-asian="10pt" style:font-weight-asian="bold" style:font-size-complex="10pt" style:font-weight-complex="bold" fo:hyphenate="true" fo:hyphenation-remain-char-count="2" fo:hyphenation-push-char-count="4"/>
    </style:style>
    <style:style style:name="P40" style:family="paragraph" style:parent-style-name="Text_20_body" style:master-page-name="Задний_20_форзац">
      <style:paragraph-properties fo:margin-left="0mm" fo:margin-right="0mm" fo:margin-top="2.12mm" fo:margin-bottom="0mm" loext:contextual-spacing="false" fo:line-height="3.88mm" fo:text-indent="0mm" style:auto-text-indent="false" style:page-number="auto"/>
      <style:text-properties style:font-name="Liberation Serif4" fo:font-size="9pt" officeooo:paragraph-rsid="0156fe5f" style:font-size-asian="9pt" style:font-name-complex="Liberation Serif4" style:font-size-complex="9pt"/>
    </style:style>
    <style:style style:name="P41" style:family="paragraph" style:parent-style-name="Heading_20_3" style:list-style-name="" style:master-page-name="Страница_20_издания">
      <style:paragraph-properties fo:margin-top="0mm" fo:margin-bottom="4.41mm" loext:contextual-spacing="false" fo:line-height="100%" fo:text-align="center" style:justify-single-word="false" style:page-number="auto"/>
      <style:text-properties fo:font-size="10pt" fo:language="en" fo:country="US" officeooo:paragraph-rsid="0156fe5f" style:font-size-asian="10pt" style:font-size-complex="10pt"/>
    </style:style>
    <style:style style:name="P42" style:family="paragraph" style:parent-style-name="Heading_20_8">
      <style:paragraph-properties fo:margin-top="1.5mm" fo:margin-bottom="1.5mm" loext:contextual-spacing="false" fo:line-height="3.88mm" fo:text-align="center" style:justify-single-word="false" style:shadow="none" style:snap-to-layout-grid="false" style:writing-mode="page"/>
      <style:text-properties fo:font-size="9pt" fo:font-style="normal" officeooo:paragraph-rsid="01222ec5" style:font-size-asian="9pt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4" fo:font-size="8pt" style:font-size-asian="8pt" style:font-name-complex="Liberation Serif4"/>
    </style:style>
    <style:style style:name="T3" style:family="text">
      <style:text-properties style:font-name="Liberation Serif4" fo:font-size="8pt" fo:font-style="italic" style:font-size-asian="8pt" style:font-style-asian="italic" style:font-name-complex="Liberation Serif4"/>
    </style:style>
    <style:style style:name="T4" style:family="text">
      <style:text-properties style:font-name="Liberation Serif4" fo:font-size="9pt" fo:font-style="italic" style:font-size-asian="9pt" style:font-style-asian="italic"/>
    </style:style>
    <style:style style:name="T5" style:family="text">
      <style:text-properties style:font-name="Liberation Serif4" fo:font-size="9pt" fo:font-style="italic" style:font-size-asian="9pt" style:font-style-asian="italic" style:font-name-complex="Liberation Serif4"/>
    </style:style>
    <style:style style:name="T6" style:family="text">
      <style:text-properties style:font-name="Liberation Serif4" fo:font-size="9pt" fo:font-style="italic" style:font-size-asian="9pt" style:font-style-asian="italic" style:font-name-complex="Liberation Serif4" style:font-size-complex="9pt"/>
    </style:style>
    <style:style style:name="T7" style:family="text">
      <style:text-properties style:font-name="Liberation Serif4" fo:font-size="9pt" fo:font-style="italic" fo:font-weight="normal" style:font-size-asian="9pt" style:font-style-asian="italic" style:font-weight-asian="normal" style:font-name-complex="Liberation Serif4" style:font-size-complex="9pt" style:font-weight-complex="normal"/>
    </style:style>
    <style:style style:name="T8" style:family="text">
      <style:text-properties style:font-name="Liberation Serif4" fo:font-size="9pt" fo:language="en" fo:country="US" style:font-size-asian="9pt" style:font-name-complex="Liberation Serif4" style:font-size-complex="9pt"/>
    </style:style>
    <style:style style:name="T9" style:family="text">
      <style:text-properties style:font-name="Liberation Serif4" fo:font-size="9pt" fo:language="en" fo:country="US" fo:font-weight="normal" style:font-size-asian="9pt" style:font-weight-asian="normal" style:font-name-complex="Liberation Serif4" style:font-size-complex="9pt" style:font-weight-complex="normal"/>
    </style:style>
    <style:style style:name="T10" style:family="text">
      <style:text-properties style:font-name="Liberation Serif4" fo:font-size="9pt" style:font-size-asian="9pt"/>
    </style:style>
    <style:style style:name="T11" style:family="text">
      <style:text-properties style:font-name="Liberation Serif4" fo:font-size="9pt" style:font-size-asian="9pt" style:font-name-complex="Liberation Serif4"/>
    </style:style>
    <style:style style:name="T12" style:family="text">
      <style:text-properties style:font-name="Liberation Serif4" fo:font-size="9pt" style:font-size-asian="9pt" style:font-name-complex="Liberation Serif4" style:font-size-complex="9pt"/>
    </style:style>
    <style:style style:name="T13" style:family="text">
      <style:text-properties style:font-name="Liberation Serif4" fo:font-size="9pt" fo:font-weight="normal" style:font-size-asian="9pt" style:font-weight-asian="normal" style:font-name-complex="Liberation Serif4" style:font-size-complex="9pt" style:font-weight-complex="normal"/>
    </style:style>
    <style:style style:name="T14" style:family="text">
      <style:text-properties style:font-name="Liberation Serif4" style:font-name-complex="Liberation Serif4"/>
    </style:style>
    <style:style style:name="T15" style:family="text">
      <style:text-properties style:font-name="Liberation Serif4" fo:language="en" fo:country="US" style:font-name-complex="Liberation Serif4"/>
    </style:style>
    <style:style style:name="T16" style:family="text">
      <style:text-properties style:font-name="Liberation Serif4" fo:font-weight="bold" style:font-weight-asian="bold" style:font-name-complex="Liberation Serif4" style:font-weight-complex="bold"/>
    </style:style>
    <style:style style:name="T17" style:family="text">
      <style:text-properties style:font-name="Liberation Serif4" fo:font-size="10pt" fo:font-weight="bold" style:font-size-asian="10pt" style:font-weight-asian="bold" style:font-name-complex="Liberation Serif4" style:font-size-complex="10pt"/>
    </style:style>
    <style:style style:name="T18" style:family="text">
      <style:text-properties style:font-name="Liberation Serif4" fo:font-size="10pt" style:font-size-asian="10pt" style:font-name-complex="Liberation Serif4" style:font-size-complex="10pt"/>
    </style:style>
    <style:style style:name="T19" style:family="text">
      <style:text-properties style:font-name="Liberation Serif4" fo:font-size="10pt" fo:language="en" fo:country="US" style:font-size-asian="10pt" style:font-name-complex="Liberation Serif4" style:font-size-complex="10pt"/>
    </style:style>
    <style:style style:name="T20" style:family="text">
      <style:text-properties style:font-name="Liberation Serif4" fo:font-style="italic" style:font-style-asian="italic" style:font-name-complex="Liberation Serif4"/>
    </style:style>
    <style:style style:name="T21" style:family="text">
      <style:text-properties style:text-scale="96%"/>
    </style:style>
    <style:style style:name="Sect1" style:family="section">
      <style:section-properties style:editable="false">
        <style:columns fo:column-count="1" fo:column-gap="0m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19" text:name="год"/>
      </text:user-field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8">Российская Академия Наук</text:p>
            <text:p text:style-name="P19">Институт философии</text:p>
          </table:table-cell>
        </table:table-row>
        <table:table-row table:style-name="Таблица1.2">
          <table:table-cell table:style-name="Таблица1.A1" office:value-type="string">
            <text:p text:style-name="P8">Авторы</text:p>
          </table:table-cell>
        </table:table-row>
        <table:table-row table:style-name="Таблица1.3">
          <table:table-cell table:style-name="Таблица1.A1" office:value-type="string">
            <text:p text:style-name="P9">Название</text:p>
          </table:table-cell>
        </table:table-row>
        <table:table-row table:style-name="Таблица1.4">
          <table:table-cell table:style-name="Таблица1.A1" office:value-type="string">
            <text:p text:style-name="P6">Москва</text:p>
            <text:p text:style-name="P7"><text:user-field-get style:data-style-name="N0" text:name="год">2019</text:user-field-get>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5">УДК 111.82</text:p>
            <text:p text:style-name="P26">ББК 15.56</text:p>
            <text:p text:style-name="P24">Г 95</text:p>
          </table:table-cell>
          <table:covered-table-cell/>
          <table:covered-table-cell/>
          <table:covered-table-cell/>
        </table:table-row>
        <table:table-row table:style-name="Таблица3.2">
          <table:table-cell table:style-name="Таблица3.A1" table:number-columns-spanned="4" office:value-type="string">
            <text:p text:style-name="P31"><text:span text:style-name="T16">В авторской </text:span><text:span text:style-name="T1">редакции</text:span></text:p>
            <text:p text:style-name="P42">Авторы</text:p>
            <text:p text:style-name="P27"><text:span text:style-name="T7">П.С. Гуревич</text:span><text:span text:style-name="T12"> – Введение; Разд. </text:span><text:span text:style-name="T8">I</text:span><text:span text:style-name="T12">, Гл. 1, 2; Разд. </text:span><text:span text:style-name="T8">II</text:span><text:span text:style-name="T12">, Гл. 1; </text:span></text:p>
            <text:p text:style-name="P27"><text:span text:style-name="T12">Разд. </text:span><text:span text:style-name="T8">IV</text:span><text:span text:style-name="T12">, Гл. 1; Заключение <text:line-break/></text:span><text:span text:style-name="T7">Э.М. Спирова</text:span><text:span text:style-name="T9"> </text:span><text:span text:style-name="T13">–</text:span><text:span text:style-name="T12"> Введение; Разд. </text:span><text:span text:style-name="T8">II</text:span><text:span text:style-name="T12">, Гл. 2; Разд. </text:span><text:span text:style-name="T8">III</text:span><text:span text:style-name="T12">, Гл. </text:span><text:span text:style-name="T8">1, </text:span><text:span text:style-name="T12">2; </text:span></text:p>
            <text:p text:style-name="P28"><text:span text:style-name="T12">Разд. </text:span><text:span text:style-name="T8">IV</text:span><text:span text:style-name="T12">, Гл. </text:span><text:span text:style-name="T8">2</text:span><text:span text:style-name="T12">;</text:span><text:span text:style-name="T8"> </text:span><text:span text:style-name="T12">Заключение</text:span></text:p>
            <text:p text:style-name="P32">Рецензенты</text:p>
            <text:p text:style-name="P11"><text:span text:style-name="T11">д-р филос. наук </text:span><text:span text:style-name="T5">Ю.В. Олейников</text:span></text:p>
            <text:p text:style-name="P10"><text:span text:style-name="T10">д-р филос. наук </text:span><text:span text:style-name="T4">С.А. Храпов</text:span></text:p>
          </table:table-cell>
          <table:covered-table-cell/>
          <table:covered-table-cell/>
          <table:covered-table-cell/>
        </table:table-row>
        <table:table-row table:style-name="Таблица3.3">
          <table:table-cell table:style-name="Таблица3.A1" office:value-type="string">
            <text:p text:style-name="P18">Г 95</text:p>
          </table:table-cell>
          <table:table-cell table:style-name="Таблица3.A1" table:number-columns-spanned="2" office:value-type="string">
            <text:p text:style-name="P5"><text:span text:style-name="T17">Гуревич, П.С. </text:span><text:span text:style-name="T18">Грани человеческого бытия [Текст] / Рос. акад. наук, Ин-т философии ; П.С. Гуревич, Э.М. Спирова. – М. : ИФ РАН, 2016. – 173 с. ; 20 см. – Рез.: англ. – Библиогр.: с. 165 – 170. – 500 экз. – </text:span><text:span text:style-name="T19">ISBN</text:span><text:span text:style-name="T18"> 978-5-9540-0305-5.</text:span></text:p>
            <text:p text:style-name="P29"/>
            <text:p text:style-name="P30">Авторы монографии вводят в категориальный аппарат философской антропологии новое понятие – «грани человеческого бытия». Анализируются такие феномены, как труд, любовь, игра, жизнь и смерть. Проводится различие между человеческими экзистенциалами и гранями человеческого бытия. Грани характеризуют пределы человеческого существования, без них наличие человека как особого рода сущего немыслимо. Грани человеческого бытия универсальны. Они пронизывают наиболее значимые формы жизнедеятельности человека.</text:p>
            <text:p text:style-name="P34">Книга представляет интерес для научных работников и пре<text:span text:style-name="T21">подавателей вузов, а также рекомендуется для массового читателя.</text:span></text:p>
          </table:table-cell>
          <table:covered-table-cell/>
          <table:table-cell table:style-name="Таблица3.A1" office:value-type="string">
            <text:p text:style-name="P4"/>
          </table:table-cell>
        </table:table-row>
        <table:table-row table:style-name="Таблица3.4">
          <table:table-cell table:style-name="Таблица3.A1" table:number-columns-spanned="2" office:value-type="string">
            <text:p text:style-name="P33">ISBN 978-5-9540-0305-5</text:p>
          </table:table-cell>
          <table:covered-table-cell/>
          <table:table-cell table:style-name="Таблица3.A1" table:number-columns-spanned="2" office:value-type="string">
            <text:p text:style-name="P12">© Гуревич П.С., <text:user-field-get style:data-style-name="N0" text:name="год">2019</text:user-field-get></text:p>
            <text:p text:style-name="P12">© Спирова Э.М., <text:user-field-get style:data-style-name="N0" text:name="год">2019</text:user-field-get></text:p>
            <text:p text:style-name="P13">© Институт философии РАН, <text:user-field-get style:data-style-name="N0" text:name="год">2019</text:user-field-get></text:p>
          </table:table-cell>
          <table:covered-table-cell/>
        </table:table-row>
      </table:table>
      <text:p text:style-name="P39">Содержание</text:p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14"/>
      <text:p text:style-name="P37">Contents</text:p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20"/>
      <text:h text:style-name="P41" text:outline-level="3"/>
      <text:p text:style-name="P40">Научное издание</text:p>
      <text:p text:style-name="P15">Авторы</text:p>
      <text:p text:style-name="P35">Название</text:p>
      <text:p text:style-name="P36"><text:span text:style-name="T3">Утверждено к печати Ученым советом<text:line-break/>Института философии РАН<text:line-break/></text:span><text:span text:style-name="T2">Художник </text:span><text:span text:style-name="T5">Н.Е. Кожинова</text:span></text:p>
      <text:p text:style-name="P16"><text:span text:style-name="T2">Технический редактор </text:span><text:span text:style-name="T5">Ю.А. Аношина</text:span></text:p>
      <text:p text:style-name="Standard"><text:span text:style-name="T2">Корректор </text:span><text:span text:style-name="T6">А.А. Гусева</text:span></text:p>
      <text:p text:style-name="P21">Лицензия ЛР № 020831 от 12.10.98 г.</text:p>
      <text:p text:style-name="P22"><text:span text:style-name="T14">Подписано в печать с оригинал-макета 21.06.16.<text:line-break/>Формат 60х84 1/16. Печать офсетная. Гарнитура </text:span><text:span text:style-name="T15">Times</text:span><text:span text:style-name="T14"> </text:span><text:span text:style-name="T15">New</text:span><text:span text:style-name="T14"> </text:span><text:span text:style-name="T15">Roman</text:span><text:span text:style-name="T14">.<text:line-break/>Усл. печ. л. 11,0. Уч.-изд. л. 8,72. Тираж 500 экз. Заказ № 14.</text:span></text:p>
      <text:p text:style-name="P22"><text:span text:style-name="T14">Оригинал-макет изготовлен в Институте философии РАН<text:line-break/>Компьютерный набор: </text:span><text:span text:style-name="T20">Т.В. Прохорова</text:span><text:span text:style-name="T14"><text:line-break/>Компьютерная верстка: </text:span><text:span text:style-name="T20">Ю.А. Аношина</text:span></text:p>
      <text:p text:style-name="P17">Отпечатано в ЦОП Института философии РАН<text:line-break/>109240, г. Москва, ул. Гончарная, д. 12, стр. 1</text:p>
      <text:p text:style-name="P23"><text:span text:style-name="T14">Информацию о наших изданиях см. на сайте Института философии<text:line-break/>http://iph.ras.ru/</text:span><text:span text:style-name="T15">arhive</text:span><text:span text:style-name="T14">.</text:span><text:span text:style-name="T15">ht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adornments="Regular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/>
    <style:font-face style:name="Code" svg:font-family="Code, 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Mangal" svg:font-family="Mangal" style:font-pitch="variable"/>
    <style:font-face style:name="SimSun" svg:font-family="SimSun, 宋体" style:font-pitch="variable"/>
    <style:font-face style:name="Liberation Serif4" svg:font-family="'Liberation Serif'" style:font-family-generic="roman" style:font-pitch="variable"/>
    <style:font-face style:name="Liberation Serif5" svg:font-family="'Liberation Serif'" style:font-adornments="Обычный" style:font-family-generic="roman" style:font-pitch="variable"/>
    <style:font-face style:name="PMingLiU" svg:font-family="PMingLiU, 新細明體" style:font-family-generic="roman" style:font-pitch="variable"/>
    <style:font-face style:name="Symbol" svg:font-family="Symbol" style:font-family-generic="roman" style:font-pitch="variable"/>
    <style:font-face style:name="Times1" svg:font-family="Times" style:font-family-generic="roman" style:font-pitch="variable"/>
    <style:font-face style:name="Times" svg:font-family="Times, 'Liberation Serif'" style:font-family-generic="roman" style:font-pitch="variable"/>
    <style:font-face style:name="Arial" svg:font-family="Arial" style:font-family-generic="swiss" style:font-pitch="variable"/>
    <style:font-face style:name="Calibri" svg:font-family="Calibri, 'Trebuchet MS'" style:font-family-generic="swiss" style:font-pitch="variable"/>
    <style:font-face style:name="NewtonC" svg:font-family="NewtonC" style:font-family-generic="swiss" style:font-pitch="variable"/>
    <style:font-face style:name="NewtonC1" svg:font-family="NewtonC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1" fo:font-family="'Liberation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Liberation Serif2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loext:contextual-spacing="true" fo:line-height="4.3mm" fo:text-align="justify" style:justify-single-word="false" fo:orphans="2" fo:widows="3" fo:hyphenation-ladder-count="3" fo:text-indent="7mm" style:auto-text-indent="false" style:page-number="auto" style:shadow="none" style:writing-mode="page">
        <style:tab-stops/>
      </style:paragraph-properties>
      <style:text-properties fo:font-size="11pt" fo:letter-spacing="normal" fo:background-color="transparent" style:font-size-asian="10.5pt" style:text-scale="100%" fo:hyphenate="true" fo:hyphenation-remain-char-count="2" fo:hyphenation-push-char-count="4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loext:graphic-properties draw:fill-image-width="0mm" draw:fill-image-height="0mm"/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style:shadow="none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4" fo:hyphenation-push-char-count="4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0mm" fo:margin-bottom="37.99mm" loext:contextual-spacing="false" fo:text-align="center" style:justify-single-word="false" fo:text-indent="0mm" style:auto-text-indent="false" style:page-number="auto" fo:break-before="page" style:shadow="none" style:writing-mode="page">
        <style:tab-stops/>
      </style:paragraph-properties>
      <style:text-properties fo:text-transform="uppercase" fo:font-size="11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mm" draw:fill-image-height="0mm"/>
      <style:paragraph-properties fo:margin-left="0mm" fo:margin-right="0mm" fo:margin-top="0mm" fo:margin-bottom="5.5mm" loext:contextual-spacing="true" fo:line-height="100%" fo:text-align="center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style:font-name="Liberation Serif3" fo:font-family="'Liberation Serif'" style:font-style-name="Полужирный" style:font-pitch="variable" fo:font-size="12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margin-top="0mm" fo:margin-bottom="2.26mm" loext:contextual-spacing="false" fo:line-height="100%" fo:text-align="justify" style:justify-single-word="false" style:page-number="auto" style:writing-mode="page"/>
      <style:text-properties fo:font-size="9pt"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margin-top="0.49mm" fo:margin-bottom="0mm" loext:contextual-spacing="false" fo:line-height="3.88mm" fo:text-align="justify" style:justify-single-word="false" style:page-number="auto" style:shadow="none" style:writing-mode="page"/>
      <style:text-properties fo:font-size="10pt" fo:letter-spacing="-0.04mm" style:font-size-asian="10.5pt"/>
    </style:style>
    <style:style style:name="Эпиграф" style:family="paragraph" style:parent-style-name="Standard">
      <style:paragraph-properties fo:margin-top="0mm" fo:margin-bottom="2.75m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mm" fo:margin-right="0mm" fo:margin-top="4mm" fo:margin-bottom="4.41mm" loext:contextual-spacing="false" fo:line-height="100%" fo:text-indent="0mm" style:auto-text-indent="false" style:page-number="auto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mm" fo:margin-right="0mm" fo:margin-top="4.41mm" fo:margin-bottom="4.41mm" loext:contextual-spacing="false" fo:text-indent="0m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loext:contextual-spacing="true" fo:line-height="3.7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end" style:justify-single-word="false" style:page-number="auto" fo:padding="0.3mm" fo:border-left="none" fo:border-right="none" fo:border-top="none" fo:border-bottom="0.51pt solid #000000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padding="0.3mm" fo:border-left="none" fo:border-right="none" fo:border-top="none" fo:border-bottom="0.51pt solid #000000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>
      <loext:graphic-properties draw:fill="none" draw:fill-color="#729fcf"/>
      <style:paragraph-properties fo:margin-left="4.99mm" fo:margin-right="0mm" fo:margin-top="0mm" fo:margin-bottom="3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fo:font-size="9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>
      <style:paragraph-properties fo:line-height="100%" fo:text-align="justify" style:justify-single-word="false" style:writing-mode="page"/>
      <style:text-properties fo:font-size="10pt" style:font-size-asian="10pt" style:font-size-complex="10pt"/>
    </style:style>
    <style:style style:name="Основной_20_текст_20_2" style:display-name="Основной текст 2" style:family="paragraph" style:parent-style-name="Standard">
      <style:paragraph-properties fo:line-height="4.23mm" fo:orphans="0" fo:widows="0"/>
      <style:text-properties style:font-name="NewtonC" fo:font-family="NewtonC" style:font-family-generic="swiss" style:font-pitch="variable" fo:font-size="11pt" fo:font-weight="bold" style:font-size-asian="11pt" style:font-weight-asian="bold" style:font-name-complex="NewtonC" style:font-family-complex="NewtonC" style:font-family-generic-complex="swiss" style:font-pitch-complex="variable"/>
    </style:style>
    <style:style style:name="Без_20_интервала" style:display-name="Без интервала" style:family="paragraph">
      <style:paragraph-properties fo:orphans="2" fo:widows="2" fo:hyphenation-ladder-count="no-limit"/>
      <style:text-properties style:use-window-font-color="true" style:font-name="Liberation Serif4" fo:font-family="'Liberation Serif'" style:font-family-generic="roman" style:font-pitch="variable" fo:font-size="12pt" fo:language="ru" fo:country="RU" style:font-name-asian="Liberation Serif4" style:font-family-asian="'Liberation Serif'" style:font-family-generic-asian="roman" style:font-pitch-asian="variable" style:font-size-asian="12pt" style:language-asian="zh" style:country-asian="CN" style:font-name-complex="Liberation Serif4" style:font-family-complex="'Liberation Serif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колонтитул" style:family="paragraph">
      <style:paragraph-properties fo:orphans="0" fo:widows="0" fo:hyphenation-ladder-count="no-limit"/>
      <style:text-properties style:use-window-font-color="true" style:font-name="Times" fo:font-family="Times, 'Liberation Serif'" style:font-family-generic="roman" style:font-pitch="variable" fo:font-size="10pt" fo:language="ru" fo:country="RU" style:font-name-asian="Liberation Serif4" style:font-family-asian="'Liberation Serif'" style:font-family-generic-asian="roman" style:font-pitch-asian="variable" style:font-size-asian="10pt" style:language-asian="zh" style:country-asian="CN" style:font-name-complex="Times" style:font-family-complex="Times, 'Liberation Serif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Концевой_20_титульный_20_лист" style:display-name="Концевой титульный лист" style:family="paragraph" style:parent-style-name="Без_20_интервала">
      <style:paragraph-properties fo:margin-left="0mm" fo:margin-right="0mm" fo:text-indent="0m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Список_20_памятки_20_для_20_авторов" style:display-name="Список памятки для авторов" style:family="paragraph" style:parent-style-name="Standard" style:list-style-name="WW8Num5">
      <loext:graphic-properties draw:fill="none" draw:fill-color="#729fcf"/>
      <style:paragraph-properties fo:margin-left="6mm" fo:margin-right="0mm" fo:line-height="100%" fo:text-align="justify" style:justify-single-word="false" style:register-true="true" fo:text-indent="-6mm" style:auto-text-indent="false" fo:background-color="transparent" style:writing-mode="pag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Обычный_20__28_веб_29_" style:display-name="Обычный (веб)" style:family="paragraph" style:parent-style-name="Standard">
      <style:paragraph-properties fo:margin-top="4.94mm" fo:margin-bottom="4.94mm" loext:contextual-spacing="false"/>
    </style:style>
    <style:style style:name="Contents_20_1" style:display-name="Contents 1" style:family="paragraph" style:next-style-name="Standard" style:class="index" style:master-page-name="">
      <loext:graphic-properties draw:fill-image-width="0mm" draw:fill-image-height="0mm"/>
      <style:paragraph-properties fo:margin-left="0mm" fo:margin-right="0mm" fo:margin-top="2.75mm" fo:margin-bottom="2.75mm" loext:contextual-spacing="false" fo:line-height="100%" fo:text-align="center" style:justify-single-word="false" fo:orphans="2" fo:widows="2" fo:text-indent="0mm" style:auto-text-indent="false" style:page-number="auto" style:shadow="none" style:text-autospace="none" style:punctuation-wrap="simple" style:vertical-align="baseline" style:writing-mode="page">
        <style:tab-stops>
          <style:tab-stop style:position="95mm" style:type="right" style:leader-style="dotted" style:leader-text="."/>
        </style:tab-stops>
      </style:paragraph-properties>
      <style:text-properties fo:font-variant="normal" fo:text-transform="none" style:use-window-font-color="true" style:font-name="Liberation Serif4" fo:font-family="'Liberation Serif'" style:font-family-generic="roman" style:font-pitch="variable" fo:font-size="9pt" fo:language="ru" fo:country="RU" fo:font-weight="bold" style:font-name-asian="Liberation Serif4" style:font-family-asian="'Liberation Serif'" style:font-family-generic-asian="roman" style:font-pitch-asian="variable" style:font-size-asian="10pt" style:font-weight-asian="bold" style:font-name-complex="Liberation Serif4" style:font-family-complex="'Liberation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mm" fo:margin-right="0mm" fo:margin-top="0mm" fo:margin-bottom="0.9mm" loext:contextual-spacing="false" fo:line-height="150%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95mm" style:type="right" style:leader-style="dotted" style:leader-text="."/>
          <style:tab-stop style:position="120mm" style:type="right" style:leader-style="dotted" style:leader-text="."/>
        </style:tab-stops>
      </style:paragraph-properties>
      <style:text-properties style:use-window-font-color="true" style:font-name="Liberation Serif4" fo:font-family="'Liberation Serif'" style:font-family-generic="roman" style:font-pitch="variable" fo:font-size="9pt" fo:language="ru" fo:country="RU" style:font-name-asian="Liberation Serif4" style:font-family-asian="'Liberation Serif'" style:font-family-generic-asian="roman" style:font-pitch-asian="variable" style:font-size-asian="10pt" style:font-name-complex="Liberation Serif4" style:font-family-complex="'Liberation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mm" fo:margin-right="0mm" fo:line-height="150%" fo:orphans="0" fo:widows="0" fo:text-indent="0mm" style:auto-text-indent="false" style:text-autospace="none" style:punctuation-wrap="simple" style:vertical-align="baseline" style:writing-mode="page">
        <style:tab-stops/>
      </style:paragraph-properties>
      <style:text-properties fo:font-size="9pt" style:font-size-asian="8pt" style:font-size-complex="8pt"/>
    </style:style>
    <style:style style:name="Стиль" style:family="paragraph" style:next-style-name="Footnote">
      <style:paragraph-properties fo:margin-left="5.91mm" fo:margin-right="0mm" fo:line-height="3.53mm" fo:text-align="justify" style:justify-single-word="false" fo:orphans="2" fo:widows="2" fo:text-indent="-5.91mm" style:auto-text-indent="false">
        <style:tab-stops>
          <style:tab-stop style:position="5.91mm"/>
        </style:tab-stops>
      </style:paragraph-properties>
      <style:text-properties style:use-window-font-color="true" style:font-name="Liberation Serif4" fo:font-family="'Liberation Serif'" style:font-family-generic="roman" style:font-pitch="variable" fo:font-size="9pt" fo:language="ru" fo:country="RU" style:font-name-asian="Liberation Serif4" style:font-family-asian="'Liberation Serif'" style:font-family-generic-asian="roman" style:font-pitch-asian="variable" style:font-size-asian="9pt" style:language-asian="zh" style:country-asian="CN" style:font-name-complex="Liberation Serif4" style:font-family-complex="'Liberation Serif'" style:font-family-generic-complex="roman" style:font-pitch-complex="variable" style:font-size-complex="9pt" style:language-complex="ar" style:country-complex="SA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Указатель1" style:family="paragraph" style:parent-style-name="Standard">
      <style:paragraph-properties text:number-lines="false" text:line-number="0"/>
    </style:style>
    <style:style style:name="Указатель2" style:family="paragraph" style:parent-style-name="Standard">
      <style:paragraph-properties text:number-lines="false" text:line-number="0"/>
    </style:style>
    <style:style style:name="Указатель3" style:family="paragraph" style:parent-style-name="Standard">
      <style:paragraph-properties text:number-lines="false" text:line-number="0"/>
      <style:text-properties style:font-name-complex="PMingLiU" style:font-family-complex="PMingLiU, 新細明體" style:font-family-generic-complex="roman" style:font-pitch-complex="variable"/>
    </style:style>
    <style:style style:name="эпиграф" style:family="paragraph">
      <style:paragraph-properties fo:margin-left="80.01mm" fo:margin-right="0mm" fo:margin-top="0mm" fo:margin-bottom="2.12mm" loext:contextual-spacing="false" fo:line-height="3.53mm" fo:text-align="justify" style:justify-single-word="false" fo:orphans="2" fo:widows="2" fo:text-indent="7.6mm" style:auto-text-indent="false"/>
      <style:text-properties style:use-window-font-color="true" style:font-name="Liberation Serif4" fo:font-family="'Liberation Serif'" style:font-family-generic="roman" style:font-pitch="variable" fo:font-size="9pt" fo:language="ru" fo:country="RU" style:font-name-asian="Liberation Serif4" style:font-family-asian="'Liberation Serif'" style:font-family-generic-asian="roman" style:font-pitch-asian="variable" style:font-size-asian="9pt" style:language-asian="ko" style:country-asian="KR" style:font-name-complex="Liberation Serif4" style:font-family-complex="'Liberation Serif'" style:font-family-generic-complex="roman" style:font-pitch-complex="variable" style:font-size-complex="10pt" style:language-complex="ar" style:country-complex="SA"/>
    </style:style>
    <style:style style:name="Стиль_20_Заголовок_20_1_20__2b__20__28_латиница_29__20_Liberation_20_Serif" style:display-name="Стиль Заголовок 1 + (латиница) Liberation Serif" style:family="paragraph" style:parent-style-name="Heading_20_1" style:next-style-name="Text_20_body" style:default-outline-level="" style:list-style-name="">
      <style:text-properties style:font-weight-complex="bold"/>
    </style:style>
    <style:style style:name="Стиль_20_Оглавление_20_3_20__2b__20_Перед_3a__20__20_6_20_пт" style:display-name="Стиль Оглавление 3 + Перед:  6 пт" style:family="paragraph">
      <style:paragraph-properties fo:margin-left="17mm" fo:margin-right="0mm" fo:margin-top="2.12mm" fo:margin-bottom="0mm" loext:contextual-spacing="false" fo:orphans="2" fo:widows="2" fo:text-indent="0mm" style:auto-text-indent="false"/>
      <style:text-properties style:use-window-font-color="true" style:font-name="Liberation Serif4" fo:font-family="'Liberation Serif'" style:font-family-generic="roman" style:font-pitch="variable" fo:font-size="10pt" fo:language="ru" fo:country="RU" style:letter-kerning="true" style:font-name-asian="Liberation Serif4" style:font-family-asian="'Liberation Serif'" style:font-family-generic-asian="roman" style:font-pitch-asian="variable" style:font-size-asian="10pt" style:language-asian="zh" style:country-asian="CN" style:font-name-complex="Liberation Serif4" style:font-family-complex="'Liberation Serif'" style:font-family-generic-complex="roman" style:font-pitch-complex="variable" style:font-size-complex="10pt" style:language-complex="hi" style:country-complex="IN"/>
    </style:style>
    <style:style style:name="Стиль_20_Оглавление_20_3_20__2b__20_После_3a__20__20_6_20_пт" style:display-name="Стиль Оглавление 3 + После:  6 пт" style:family="paragraph" style:parent-style-name="Contents_20_3">
      <style:paragraph-properties fo:margin-left="17mm" fo:margin-right="0mm" fo:margin-top="0mm" fo:margin-bottom="2.12mm" loext:contextual-spacing="false" fo:text-indent="7mm" style:auto-text-indent="false"/>
    </style:style>
    <style:style style:name="Стиль_20_Текст_20_сноски_20__2b__20_полужирный_20_курсив" style:display-name="Стиль Текст сноски + полужирный курсив" style:family="paragraph" style:next-style-name="Footnote">
      <style:paragraph-properties fo:margin-left="5.91mm" fo:margin-right="0mm" fo:line-height="3.53mm" fo:text-align="justify" style:justify-single-word="false" fo:orphans="2" fo:widows="2" fo:text-indent="-5.91mm" style:auto-text-indent="false">
        <style:tab-stops>
          <style:tab-stop style:position="5.91mm"/>
        </style:tab-stops>
      </style:paragraph-properties>
      <style:text-properties style:use-window-font-color="true" style:font-name="Liberation Serif4" fo:font-family="'Liberation Serif'" style:font-family-generic="roman" style:font-pitch="variable" fo:font-size="9pt" fo:language="ru" fo:country="RU" style:font-name-asian="Liberation Serif4" style:font-family-asian="'Liberation Serif'" style:font-family-generic-asian="roman" style:font-pitch-asian="variable" style:font-size-asian="9pt" style:font-name-complex="Calibri" style:font-family-complex="Calibri, 'Trebuchet MS'" style:font-family-generic-complex="swiss" style:font-pitch-complex="variable" style:font-size-complex="9pt" style:language-complex="ar" style:country-complex="SA" style:font-style-complex="italic" style:font-weight-complex="bold"/>
    </style:style>
    <style:style style:name="Стиль_20_Заголовок_20_3_20__2b__20_Liberation_20_Serif_20_12_20_пт" style:display-name="Стиль Заголовок 3 + Liberation Serif 12 пт" style:family="paragraph">
      <style:paragraph-properties fo:orphans="2" fo:widows="2"/>
      <style:text-properties style:use-window-font-color="true" style:font-name="Liberation Serif4" fo:font-family="'Liberation Serif'" style:font-family-generic="roman" style:font-pitch="variable" fo:font-size="12pt" fo:language="ru" fo:country="RU" fo:font-weight="bold" style:font-name-asian="Liberation Serif4" style:font-family-asian="'Liberation Serif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Стиль_20_Обычный_20__28_веб_29__20__2b__20_Calibri_20_10_20_пт_20_По_20_ширине_20_После_3a__20__20_Авто" style:display-name="Стиль Обычный (веб) + Calibri 10 пт По ширине После:  Авто" style:family="paragraph">
      <style:paragraph-properties fo:margin-top="0mm" fo:margin-bottom="4.23mm" loext:contextual-spacing="false" fo:text-align="justify" style:justify-single-word="false" fo:orphans="2" fo:widows="2"/>
      <style:text-properties style:use-window-font-color="true" style:font-name="Liberation Serif4" fo:font-family="'Liberation Serif'" style:font-family-generic="roman" style:font-pitch="variable" fo:font-size="10pt" fo:language="ru" fo:country="RU" style:font-name-asian="Liberation Serif4" style:font-family-asian="'Liberation Serif'" style:font-family-generic-asian="roman" style:font-pitch-asian="variable" style:font-size-asian="10pt" style:font-name-complex="Liberation Serif4" style:font-family-complex="'Liberation Serif'" style:font-family-generic-complex="roman" style:font-pitch-complex="variable" style:font-size-complex="10pt" style:language-complex="ar" style:country-complex="SA"/>
    </style:style>
    <style:style style:name="Стиль_20_Обычный_20__28_веб_29__20__2b__20_10_20_пт_20_курсив_20_После_3a__20__20_Авто" style:display-name="Стиль Обычный (веб) + 10 пт курсив После:  Авто" style:family="paragraph" style:parent-style-name="Обычный_20__28_веб_29_">
      <style:paragraph-properties fo:margin-top="0mm" fo:margin-bottom="0mm" loext:contextual-spacing="false"/>
      <style:text-properties fo:font-size="10pt" fo:font-style="italic" style:font-size-asian="10pt" style:font-style-asian="italic" style:font-style-complex="italic"/>
    </style:style>
    <style:style style:name="Стиль_20_Основной_20_текст_20__2b__20_14_20_пт" style:display-name="Стиль Основной текст + 14 пт" style:family="paragraph" style:next-style-name="Text_20_body">
      <style:paragraph-properties fo:margin-left="0mm" fo:margin-right="0mm" fo:line-height="4.23mm" fo:text-align="justify" style:justify-single-word="false" fo:orphans="2" fo:widows="2" fo:text-indent="7mm" style:auto-text-indent="false"/>
      <style:text-properties style:use-window-font-color="true" style:font-name="Liberation Serif4" fo:font-family="'Liberation Serif'" style:font-family-generic="roman" style:font-pitch="variable" fo:font-size="11pt" fo:language="ru" fo:country="RU" style:font-name-asian="Liberation Serif4" style:font-family-asian="'Liberation Serif'" style:font-family-generic-asian="roman" style:font-pitch-asian="variable" style:font-size-asian="11pt" style:font-name-complex="Liberation Serif4" style:font-family-complex="'Liberation Serif'" style:font-family-generic-complex="roman" style:font-pitch-complex="variable" style:font-size-complex="11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epigraph" style:family="paragraph" style:parent-style-name="Standard">
      <style:paragraph-properties fo:margin-left="60.01mm" fo:margin-right="0mm" fo:line-height="3.53mm" fo:orphans="0" fo:widows="0" fo:text-indent="0mm" style:auto-text-indent="false" style:text-autospace="none" style:punctuation-wrap="simple" style:vertical-align="baseline"/>
      <style:text-properties fo:font-size="9pt" style:font-size-asian="9pt" style:font-size-complex="8pt"/>
    </style:style>
    <style:style style:name="spisok._20_lit." style:display-name="spisok. lit." style:family="paragraph" style:parent-style-name="Standard" style:next-style-name="Standard">
      <style:paragraph-properties fo:line-height="3.88mm" fo:orphans="0" fo:widows="0" style:punctuation-wrap="simple" style:vertical-align="baseline"/>
      <style:text-properties fo:font-size="10pt" style:font-size-asian="10pt" style:font-size-complex="9pt"/>
    </style:style>
    <style:style style:name="tekst_20_konc._20_snoski" style:display-name="tekst konc. snoski" style:family="paragraph" style:parent-style-name="Standard">
      <style:paragraph-properties fo:margin-left="5.01mm" fo:margin-right="0mm" fo:line-height="3.53mm" fo:orphans="0" fo:widows="0" fo:text-indent="-5.01mm" style:auto-text-indent="false" style:text-autospace="none" style:punctuation-wrap="simple" style:vertical-align="baseline"/>
      <style:text-properties fo:font-size="9pt" style:font-size-asian="9pt"/>
    </style:style>
    <style:style style:name="text" style:family="paragraph" style:parent-style-name="Standard">
      <style:paragraph-properties fo:margin-left="0mm" fo:margin-right="0mm" fo:line-height="3.53mm" fo:orphans="0" fo:widows="0" fo:text-indent="0mm" style:auto-text-indent="false" style:text-autospace="none" style:punctuation-wrap="simple" style:vertical-align="baseline"/>
      <style:text-properties fo:font-size="9pt" style:font-size-asian="9pt"/>
    </style:style>
    <style:style style:name="text_20_prim." style:display-name="text prim." style:family="paragraph" style:parent-style-name="Standard" style:next-style-name="Тема_20_примечания">
      <style:paragraph-properties fo:line-height="3.88mm" fo:orphans="0" fo:widows="0" fo:keep-with-next="always" style:text-autospace="none" style:punctuation-wrap="simple" style:vertical-align="baseline"/>
      <style:text-properties fo:font-size="9pt" style:font-size-asian="9pt" style:font-size-complex="9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text_20_snoski" style:display-name="text snoski" style:family="paragraph" style:parent-style-name="Standard" style:next-style-name="Standard">
      <style:paragraph-properties fo:margin-left="5.01mm" fo:margin-right="0mm" fo:line-height="3.53mm" fo:orphans="0" fo:widows="0" fo:text-indent="-5.01mm" style:auto-text-indent="false" style:text-autospace="none" style:punctuation-wrap="simple" style:vertical-align="baseline"/>
      <style:text-properties fo:font-size="9pt" fo:language="en" fo:country="US" style:font-size-asian="9pt"/>
    </style:style>
    <style:style style:name="verse" style:family="paragraph" style:parent-style-name="Standard">
      <style:paragraph-properties fo:margin-left="0mm" fo:margin-right="0mm" fo:line-height="3.88mm" fo:orphans="0" fo:widows="0" fo:text-indent="15.01mm" style:auto-text-indent="false" style:text-autospace="none" style:punctuation-wrap="simple" style:vertical-align="baselin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Стиль_20_epigraph_20__2b__20_курсив" style:display-name="Стиль epigraph + курсив" style:family="paragraph" style:parent-style-name="epigraph">
      <style:paragraph-properties fo:margin-top="2.47mm" fo:margin-bottom="0mm" loext:contextual-spacing="false" fo:text-align="end" style:justify-single-word="false"/>
      <style:text-properties fo:font-size="10pt" fo:font-style="italic" style:font-size-asian="10pt" style:font-style-asian="italic" style:font-style-complex="italic"/>
    </style:style>
    <style:style style:name="Стиль_20_epigraph_20__2b__20_влево" style:display-name="Стиль epigraph + влево" style:family="paragraph" style:parent-style-name="epigraph">
      <style:paragraph-properties fo:margin-top="0mm" fo:margin-bottom="4.23mm" loext:contextual-spacing="false" fo:text-align="end" style:justify-single-word="false"/>
      <style:text-properties style:font-size-complex="10pt"/>
    </style:style>
    <style:style style:name="bibliog" style:family="paragraph" style:parent-style-name="Standard">
      <style:paragraph-properties fo:line-height="3.88mm" fo:hyphenation-ladder-count="no-limit"/>
      <style:text-properties fo:font-size="10pt" style:font-size-asian="10pt" style:font-size-complex="12pt" fo:hyphenate="false" fo:hyphenation-remain-char-count="2" fo:hyphenation-push-char-count="2"/>
    </style:style>
    <style:style style:name="txt" style:family="paragraph" style:parent-style-name="Standard">
      <style:paragraph-properties fo:margin-left="0mm" fo:margin-right="0mm" fo:line-height="3.88mm" fo:orphans="0" fo:widows="0" fo:text-indent="0mm" style:auto-text-indent="false" style:text-autospace="none"/>
      <style:text-properties fo:font-size="10pt" style:font-size-asian="10pt" style:font-size-complex="12pt"/>
    </style:style>
    <style:style style:name="quotation" style:family="paragraph" style:parent-style-name="txt">
      <style:paragraph-properties fo:margin-left="5.01mm" fo:margin-right="5.01mm" fo:text-indent="0mm" style:auto-text-indent="false"/>
    </style:style>
    <style:style style:name="author" style:family="paragraph" style:parent-style-name="Standard">
      <style:text-properties fo:font-size="10pt" style:font-size-asian="10pt"/>
    </style:style>
    <style:style style:name="line" style:family="paragraph" style:parent-style-name="txt">
      <style:paragraph-properties fo:margin-top="2.12mm" fo:margin-bottom="6.35mm" loext:contextual-spacing="false" fo:text-align="center" style:justify-single-word="false"/>
    </style:style>
    <style:style style:name="normal" style:family="paragraph" style:parent-style-name="Standard">
      <style:paragraph-properties fo:margin-left="0mm" fo:margin-right="0mm" fo:text-indent="0mm" style:auto-text-indent="false"/>
    </style:style>
    <style:style style:name="Norma" style:family="paragraph" style:parent-style-name="Standard"/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List_20_Paragraph" style:display-name="List Paragraph" style:family="paragraph" style:parent-style-name="Standard">
      <style:paragraph-properties fo:margin-left="12.7mm" fo:margin-right="0mm" fo:margin-top="0mm" fo:margin-bottom="3.53mm" loext:contextual-spacing="false" fo:line-height="115%" fo:text-indent="7mm" style:auto-text-indent="false"/>
      <style:text-properties style:font-name="Calibri" fo:font-family="Calibri, 'Trebuchet MS'" style:font-family-generic="swiss" style:font-pitch="variable" style:font-name-complex="Calibri" style:font-family-complex="Calibri, 'Trebuchet MS'" style:font-family-generic-complex="swiss" style:font-pitch-complex="variable" style:font-size-complex="11pt"/>
    </style:style>
    <style:style style:name="Абзац_20_списка" style:display-name="Абзац списка" style:family="paragraph" style:parent-style-name="Standard">
      <style:paragraph-properties fo:margin-left="12.7mm" fo:margin-right="0mm" fo:margin-top="0mm" fo:margin-bottom="3.53mm" loext:contextual-spacing="true" fo:line-height="115%" fo:hyphenation-ladder-count="no-limit" fo:text-indent="7mm" style:auto-text-indent="false"/>
      <style:text-properties style:font-name="Calibri" fo:font-family="Calibri, 'Trebuchet MS'" style:font-family-generic="swiss" style:font-pitch="variable" fo:font-size="11pt" fo:language="ru" fo:country="RU" style:font-name-asian="Calibri" style:font-family-asian="Calibri, 'Trebuchet MS'" style:font-family-generic-asian="swiss" style:font-pitch-asian="variable" style:font-size-asian="11pt" style:font-name-complex="Calibri" style:font-family-complex="Calibri, 'Trebuchet MS'" style:font-family-generic-complex="swiss" style:font-pitch-complex="variable" style:font-size-complex="11pt" fo:hyphenate="true" fo:hyphenation-remain-char-count="2" fo:hyphenation-push-char-count="2"/>
    </style:style>
    <style:style style:name="Default" style:family="paragraph">
      <style:paragraph-properties fo:orphans="2" fo:widows="2" style:text-autospace="none"/>
      <style:text-properties fo:color="#000000" style:font-name="Code" fo:font-family="Code, Arial" style:font-family-generic="swiss" fo:font-size="12pt" fo:language="ru" fo:country="RU" style:font-name-asian="Liberation Serif4" style:font-family-asian="'Liberation Serif'" style:font-family-generic-asian="roman" style:font-pitch-asian="variable" style:font-size-asian="12pt" style:font-name-complex="Code" style:font-family-complex="Code, Arial" style:font-family-generic-complex="swiss" style:font-size-complex="12pt" style:language-complex="ar" style:country-complex="SA"/>
    </style:style>
    <style:style style:name="endnote_20_text" style:display-name="endnote text" style:family="paragraph" style:parent-style-name="Standard">
      <style:paragraph-properties fo:margin-left="0mm" fo:margin-right="0mm" style:line-height-at-least="1.76mm" fo:text-align="start" style:justify-single-word="false" fo:hyphenation-ladder-count="no-limit" fo:text-indent="0mm" style:auto-text-indent="false"/>
      <style:text-properties fo:font-size="10pt" style:font-size-asian="10pt" fo:hyphenate="false" fo:hyphenation-remain-char-count="2" fo:hyphenation-push-char-count="2"/>
    </style:style>
    <style:style style:name="red" style:family="paragraph" style:parent-style-name="Standard">
      <style:paragraph-properties fo:margin-left="5.01mm" fo:margin-right="5.01mm" fo:line-height="3.88mm" fo:text-indent="0mm" style:auto-text-indent="false"/>
      <style:text-properties fo:font-size="10pt" style:font-size-asian="10pt" style:font-size-complex="12pt"/>
    </style:style>
    <style:style style:name="Style3" style:family="paragraph" style:parent-style-name="Standard">
      <style:paragraph-properties fo:margin-left="0mm" fo:margin-right="0mm" fo:line-height="150%" fo:text-indent="12.7mm" style:auto-text-indent="false" style:text-autospace="none" style:punctuation-wrap="simple" style:vertical-align="baseline"/>
    </style:style>
    <style:style style:name="Абзац_20_списка1" style:display-name="Абзац списка1" style:family="paragraph" style:parent-style-name="Standard">
      <style:paragraph-properties fo:margin-left="12.7mm" fo:margin-right="0mm" style:line-height-at-least="1.76mm" fo:text-indent="7mm" style:auto-text-indent="false"/>
      <style:text-properties style:font-name="Arial" fo:font-family="Arial" style:font-family-generic="swiss" style:font-pitch="variable" fo:font-size="10pt" style:letter-kerning="true" style:font-name-asian="SimSun" style:font-family-asian="SimSun, 宋体" style:font-pitch-asian="variable" style:font-size-asian="10pt" style:font-name-complex="Mangal" style:font-family-complex="Mangal" style:font-pitch-complex="variable" style:font-size-complex="12pt" style:language-complex="hi" style:country-complex="IN"/>
    </style:style>
    <style:style style:name="Основной_20_текст_20_21" style:display-name="Основной текст 21" style:family="paragraph" style:parent-style-name="Standard">
      <style:text-properties fo:font-size="14pt" fo:font-style="italic" style:font-size-asian="14pt" style:font-style-asian="italic" style:font-size-complex="12pt" style:font-style-complex="italic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" style:font-family-asian="Calibri, 'Trebuchet MS'" style:font-family-generic-asian="swiss" style:font-pitch-asian="variable"/>
    </style:style>
    <style:style style:name="WW-Сноска" style:family="paragraph" style:parent-style-name="Standard">
      <style:paragraph-properties fo:margin-top="0mm" fo:margin-bottom="2.82mm" loext:contextual-spacing="false" fo:line-height="105%"/>
      <style:text-properties style:font-name="Calibri" fo:font-family="Calibri, 'Trebuchet MS'" style:font-family-generic="swiss" style:font-pitch="variable" style:font-name-complex="Calibri" style:font-family-complex="Calibri, 'Trebuchet MS'" style:font-family-generic-complex="swiss" style:font-pitch-complex="variable" style:font-size-complex="11pt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обыч" style:family="paragraph" style:parent-style-name="Standard" style:default-outline-level="1" style:list-style-name="">
      <style:paragraph-properties fo:margin-left="0mm" fo:margin-right="0mm" fo:margin-top="2.12mm" fo:margin-bottom="2.12mm" loext:contextual-spacing="false" fo:line-height="3.53mm" fo:text-align="center" style:justify-single-word="false" fo:text-indent="0mm" style:auto-text-indent="false">
        <style:tab-stops>
          <style:tab-stop style:position="120.02mm" style:type="right" style:leader-style="dotted" style:leader-text="."/>
        </style:tab-stops>
      </style:paragraph-properties>
      <style:text-properties fo:font-size="9pt" fo:font-weight="bold" style:font-size-asian="9pt" style:font-weight-asian="bold" style:font-size-complex="12pt"/>
    </style:style>
    <style:style style:name="Стиль_20_Norma_20__2b__20_Первая_20_строка_3a__20__20_0_20_см_20_Справа_3a__20__20_198_20_см" style:display-name="Стиль Norma + Первая строка:  0 см Справа:  198 см" style:family="paragraph" style:parent-style-name="Norma">
      <style:paragraph-properties fo:margin-left="0mm" fo:margin-right="19.81mm" fo:line-height="3.35mm" fo:text-indent="0m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Цитата" style:family="paragraph" style:parent-style-name="Аннотация_20_и_20_Ключевые_20_слова">
      <style:paragraph-properties fo:margin-left="5.01mm" fo:margin-right="5.01mm" fo:text-indent="0mm" style:auto-text-indent="false"/>
    </style:style>
    <style:style style:name="Поэма" style:family="paragraph" style:parent-style-name="Standard" style:master-page-name="">
      <loext:graphic-properties draw:fill="none" draw:fill-color="#729fcf"/>
      <style:paragraph-properties fo:margin-left="40.01mm" fo:margin-right="0mm" fo:margin-top="2.75mm" fo:margin-bottom="2.75mm" loext:contextual-spacing="true" fo:line-height="3.88mm" fo:text-align="start" style:justify-single-word="false" fo:text-indent="0mm" style:auto-text-indent="false" style:page-number="auto" fo:background-color="transparent" style:writing-mode="page"/>
      <style:text-properties fo:font-size="10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2" style:family="paragraph" style:parent-style-name="Contents_20_2">
      <style:paragraph-properties fo:line-height="3.53mm">
        <style:tab-stops>
          <style:tab-stop style:position="127mm" style:type="right" style:leader-style="dotted" style:leader-text="."/>
        </style:tab-stops>
      </style:paragraph-properties>
      <style:text-properties officeooo:rsid="00f7d3b7"/>
    </style:style>
    <style:style style:name="Заголовок_20_записки" style:display-name="Заголовок записки" style:family="paragraph" style:parent-style-name="Standard" style:next-style-name="Standard"/>
    <style:style style:name="eieiioeooe" style:family="paragraph">
      <style:paragraph-properties fo:orphans="0" fo:widows="0" style:text-autospace="none" style:punctuation-wrap="simple" style:vertical-align="baseline"/>
      <style:text-properties style:use-window-font-color="true" style:font-name="Times1" fo:font-family="Times" style:font-family-generic="roman" style:font-pitch="variable" fo:font-size="10pt" fo:language="ru" fo:country="RU" style:font-name-asian="Liberation Serif4" style:font-family-asian="'Liberation Serif'" style:font-family-generic-asian="roman" style:font-pitch-asian="variable" style:font-size-asian="10pt" style:font-name-complex="Times1" style:font-family-complex="Times" style:font-family-generic-complex="roman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>
      <style:paragraph-properties fo:margin-top="0mm" fo:margin-bottom="0mm" loext:contextual-spacing="false" fo:line-height="4.23mm" fo:orphans="0" fo:widows="0" style:text-autospace="none" style:punctuation-wrap="simple" style:vertical-align="baseline"/>
      <style:text-properties style:font-name="NewtonC1" fo:font-family="NewtonC, Arial" style:font-family-generic="swiss" style:font-pitch="variable" fo:font-weight="bold" style:font-name-asian="Liberation Serif4" style:font-family-asian="'Liberation Serif'" style:font-family-generic-asian="roman" style:font-pitch-asian="variable" style:font-weight-asian="bold" style:font-name-complex="NewtonC1" style:font-family-complex="NewtonC, Arial" style:font-family-generic-complex="swiss" style:font-pitch-complex="variable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_20_Symbol" style:display-name="Footnote Symbol" style:family="text">
      <style:text-properties style:text-position="super 70%" style:font-name="Liberation Serif5" fo:font-family="'Liberation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Liberation Serif4" fo:font-family="'Liberation Serif'" style:font-family-generic="roman" style:font-pitch="variable" fo:font-style="italic" style:font-style-asian="italic" style:font-name-complex="Liberation Serif4" style:font-family-complex="'Liberation Serif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style:use-window-font-color="true" style:font-name="Liberation Serif4" fo:font-family="'Liberation Serif'" style:font-family-generic="roman" style:font-pitch="variable" style:text-underline-style="none" style:font-name-complex="Liberation Serif4" style:font-family-complex="'Liberation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 style:parent-style-name="Основной_20_шрифт_20_абзаца">
      <style:text-properties fo:font-weight="bold" style:font-size-asian="10.5pt" style:font-weight-asian="bold" style:font-name-complex="Liberation Serif4" style:font-family-complex="'Liberation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Page_20_Number" style:display-name="Page Number" style:family="text">
      <style:text-properties fo:color="#000000" style:font-name="Liberation Serif4" fo:font-family="'Liberation Serif'" style:font-family-generic="roman" style:font-pitch="variable" fo:font-size="10pt" fo:language="ru" fo:country="RU" style:font-size-asian="10pt" style:font-name-complex="Liberation Serif4" style:font-family-complex="'Liberation Serif'" style:font-family-generic-complex="roman" style:font-pitch-complex="variable" style:font-size-complex="10pt"/>
    </style:style>
    <style:style style:name="Подзаголовок1" style:family="text"/>
    <style:style style:name="_20_Знак_20_Знак12" style:display-name=" Знак Знак12" style:family="text">
      <style:text-properties fo:text-transform="uppercase" fo:font-size="11pt" fo:font-weight="bold" style:font-size-asian="11pt" style:font-weight-asian="bold" style:language-complex="ar" style:country-complex="SA"/>
    </style:style>
    <style:style style:name="_20_Знак_20_Знак11" style:display-name=" Знак Знак11" style:family="text">
      <style:text-properties fo:text-transform="uppercase" fo:font-size="11pt" fo:language="ru" fo:country="RU" fo:font-weight="bold" style:font-size-asian="11pt" style:font-weight-asian="bold" style:language-complex="ar" style:country-complex="SA"/>
    </style:style>
    <style:style style:name="_20_Знак_20_Знак10" style:display-name=" Знак Знак10" style:family="text">
      <style:text-properties fo:font-size="11pt" fo:language="ru" fo:country="RU" fo:font-style="italic" style:font-size-asian="11pt" style:font-style-asian="italic" style:language-complex="ar" style:country-complex="SA"/>
    </style:style>
    <style:style style:name="_20_Знак_20_Знак9" style:display-name=" Знак Знак9" style:family="text">
      <style:text-properties fo:text-transform="uppercase" fo:language="ru" fo:country="RU" fo:font-weight="bold" style:font-weight-asian="bold" style:font-size-complex="12pt" style:language-complex="ar" style:country-complex="SA"/>
    </style:style>
    <style:style style:name="_20_Знак_20_Знак8" style:display-name=" Знак Знак8" style:family="text">
      <style:text-properties fo:font-size="11pt" fo:language="ru" fo:country="RU" fo:font-weight="bold" style:font-size-asian="11pt" style:font-weight-asian="bold" style:language-complex="ar" style:country-complex="SA"/>
    </style:style>
    <style:style style:name="_20_Знак_20_Знак7" style:display-name=" Знак Знак7" style:family="text">
      <style:text-properties fo:language="ru" fo:country="RU" fo:font-weight="bold" style:font-weight-asian="bold" style:font-size-complex="9pt" style:language-complex="ar" style:country-complex="SA"/>
    </style:style>
    <style:style style:name="_20_Знак_20_Знак6" style:display-name=" Знак Знак6" style:family="text">
      <style:text-properties fo:language="ru" fo:country="RU" fo:font-style="italic" fo:font-weight="bold" style:font-style-asian="italic" style:font-weight-asian="bold" style:font-size-complex="9pt" style:language-complex="ar" style:country-complex="SA"/>
    </style:style>
    <style:style style:name="_20_Знак_20_Знак5" style:display-name=" Знак Знак5" style:family="text">
      <style:text-properties fo:font-size="12pt" fo:language="ru" fo:country="RU" fo:font-weight="bold" style:font-size-asian="12pt" style:font-weight-asian="bold" style:language-complex="ar" style:country-complex="SA"/>
    </style:style>
    <style:style style:name="_20_Знак_20_Знак4" style:display-name=" Знак Знак4" style:family="text">
      <style:text-properties fo:font-size="11pt" fo:language="ru" fo:country="RU" fo:font-style="italic" fo:font-weight="bold" style:font-size-asian="11pt" style:font-style-asian="italic" style:font-weight-asian="bold" style:font-size-complex="8pt" style:language-complex="ar" style:country-complex="SA"/>
    </style:style>
    <style:style style:name="_20_Знак_20_Знак3" style:display-name=" Знак Знак3" style:family="text">
      <style:text-properties fo:font-size="14pt" fo:language="ru" fo:country="RU" style:font-size-asian="14pt" style:font-size-complex="14pt" style:language-complex="ar" style:country-complex="SA"/>
    </style:style>
    <style:style style:name="_20_Знак_20_Знак2" style:display-name=" Знак Знак2" style:family="text">
      <style:text-properties fo:language="ru" fo:country="RU" style:language-complex="ar" style:country-complex="SA"/>
    </style:style>
    <style:style style:name="_20_Знак_20_Знак1" style:display-name=" Знак Знак1" style:family="text">
      <style:text-properties fo:language="ru" fo:country="RU" style:language-complex="ar" style:country-complex="SA"/>
    </style:style>
    <style:style style:name="Знак_20_примечания" style:display-name="Знак примечания" style:family="text">
      <style:text-properties fo:font-size="8pt" style:font-size-asian="8pt"/>
    </style:style>
    <style:style style:name="_20_Знак_20_Знак" style:display-name=" Знак Знак" style:family="text" style:parent-style-name="Основной_20_шрифт_20_абзаца">
      <style:text-properties fo:font-size="9pt" fo:language="ru" fo:country="RU" style:font-size-asian="9pt" style:font-name-complex="Calibri" style:font-family-complex="Calibri, 'Trebuchet MS'" style:font-family-generic-complex="swiss" style:font-pitch-complex="variable" style:font-size-complex="9pt" style:language-complex="ar" style:country-complex="SA"/>
    </style:style>
    <style:style style:name="articletitle" style:family="text"/>
    <style:style style:name="pubinfo" style:family="text"/>
    <style:style style:name="pub_5f_name" style:display-name="pub_nam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Liberation Serif4" style:font-family-asian="'Liberation Serif'" style:font-family-generic-asian="roman" style:font-pitch-asian="variable" style:font-name-complex="Courier New" style:font-family-complex="'Courier New'" style:font-family-generic-complex="modern"/>
    </style:style>
    <style:style style:name="s12" style:family="text"/>
    <style:style style:name="s11" style:family="text"/>
    <style:style style:name="s16" style:family="text"/>
    <style:style style:name="_20_Знак_20_Знак13" style:display-name=" Знак Знак13" style:family="text">
      <style:text-properties fo:font-size="11pt" fo:font-style="italic" style:font-size-asian="11pt" style:font-style-asian="italic"/>
    </style:style>
    <style:style style:name="Сильное_20_выделение" style:display-name="Сильное выделение" style:family="text">
      <style:text-properties fo:color="#4f81bd" fo:font-style="italic" fo:font-weight="bold" style:font-style-asian="italic" style:font-weight-asian="bold" style:font-style-complex="italic" style:font-weight-complex="bold"/>
    </style:style>
    <style:style style:name="_20_Знак_20_Знак14" style:display-name=" Знак Знак14" style:family="text">
      <style:text-properties fo:text-transform="uppercase" fo:font-size="11pt" fo:font-weight="bold" style:font-size-asian="11pt" style:font-weight-asian="bold"/>
    </style:style>
    <style:style style:name="citation" style:family="text"/>
    <style:style style:name="translation-chunk" style:family="text"/>
    <style:style style:name="Знак_20_Знак_20_Знак" style:display-name="Знак Знак Знак" style:family="text">
      <style:text-properties fo:language="ru" fo:country="RU" style:language-complex="ar" style:country-complex="SA"/>
    </style:style>
    <style:style style:name="Heading_20_1_20_Char" style:display-name="Heading 1 Char" style:family="text" style:parent-style-name="Основной_20_шрифт_20_абзаца">
      <style:text-properties style:font-name="Liberation Serif4" fo:font-family="'Liberation Serif'" style:font-family-generic="roman" style:font-pitch="variable" fo:font-size="24pt" fo:language="none" fo:country="none" fo:font-weight="bold" style:letter-kerning="true" style:font-size-asian="24pt" style:font-weight-asian="bold" style:font-name-complex="Liberation Serif4" style:font-family-complex="'Liberation Serif'" style:font-family-generic-complex="roman" style:font-pitch-complex="variable" style:font-size-complex="24pt" style:font-weight-complex="bold"/>
    </style:style>
    <style:style style:name="символы_20_статьи" style:display-name="символы статьи" style:family="text">
      <style:text-properties style:font-name="Liberation Serif5" fo:font-family="'Liberation Serif'" style:font-style-name="Обычный" style:font-family-generic="roman" style:font-pitch="variable" fo:font-size="11pt" fo:letter-spacing="0.14mm" fo:background-color="transparent" style:font-size-asian="10.5pt" loext:shadow="none"/>
    </style:style>
    <style:style style:name="Index_20_Link" style:display-name="Index Link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Заголовок_20_записки_20_Знак" style:display-name="Заголовок записки Знак" style:family="text" style:parent-style-name="Основной_20_шрифт_20_абзаца">
      <style:text-properties style:font-name="Calibri" fo:font-family="Calibri, 'Trebuchet MS'" style:font-family-generic="swiss" style:font-pitch="variable" fo:font-size="11pt" fo:language="ru" fo:country="RU" style:font-name-asian="Calibri" style:font-family-asian="Calibri, 'Trebuchet MS'" style:font-family-generic-asian="swiss" style:font-pitch-asian="variable" style:font-size-asian="11pt" style:font-name-complex="Calibri" style:font-family-complex="Calibri, 'Trebuchet MS'" style:font-family-generic-complex="swiss" style:font-pitch-complex="variable" style:font-size-complex="11pt" style:language-complex="ar" style:country-complex="SA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WW8Num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50.01mm"/>
        </style:list-level-properties>
        <style:text-properties style:font-name="Symbol1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5.4mm" fo:text-indent="24.61mm" fo:margin-left="25.4mm"/>
        </style:list-level-properties>
        <style:text-properties style:font-name="Courier New1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8.1mm" fo:text-indent="11.91mm" fo:margin-left="38.1mm"/>
        </style:list-level-properties>
        <style:text-properties style:font-name="Wingdings"/>
      </text:list-level-style-bullet>
      <text:list-level-style-bullet text:level="4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50.8mm" fo:text-indent="-0.79mm" fo:margin-left="50.8mm"/>
        </style:list-level-properties>
        <style:text-properties style:font-name="Wingdings"/>
      </text:list-level-style-bullet>
      <text:list-level-style-bullet text:level="5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63.5mm" fo:text-indent="-13.49mm" fo:margin-left="63.5mm"/>
        </style:list-level-properties>
        <style:text-properties style:font-name="Wingdings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6.2mm" fo:text-indent="-26.19mm" fo:margin-left="76.2mm"/>
        </style:list-level-properties>
        <style:text-properties style:font-name="Wingdings"/>
      </text:list-level-style-bullet>
      <text:list-level-style-bullet text:level="7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88.9mm" fo:text-indent="-38.89mm" fo:margin-left="88.9mm"/>
        </style:list-level-properties>
        <style:text-properties style:font-name="Wingdings"/>
      </text:list-level-style-bullet>
      <text:list-level-style-bullet text:level="8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01.6mm" fo:text-indent="-51.59mm" fo:margin-left="101.6mm"/>
        </style:list-level-properties>
        <style:text-properties style:font-name="Wingdings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4.3mm" fo:text-indent="-64.29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19.84mm" fo:margin-left="69.85mm"/>
        </style:list-level-properties>
      </text:list-level-style-number>
    </text:list-style>
    <text:list-style style:name="Список_20_памятки_20_для_20_авторов" style:display-name="Список памятки для авторов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space" fo:text-indent="14.99mm"/>
        </style:list-level-properties>
      </text:list-level-style-number>
      <text:list-level-style-bullet text:level="3" text:style-name="Character_5f_20_5f_style" style:num-suffix="." text:bullet-char="–">
        <style:list-level-properties text:list-level-position-and-space-mode="label-alignment">
          <style:list-level-label-alignment text:label-followed-by="space" fo:text-indent="20mm"/>
        </style:list-level-properties>
        <style:text-properties fo:font-family="Verdana" style:font-style-name="Обычный" style:font-family-generic="swiss"/>
      </text:list-level-style-bullet>
      <text:list-level-style-bullet text:level="4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9.05m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31.75m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44.45m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0.8mm" fo:text-indent="-6.35mm" fo:margin-left="57.15m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3.5mm" fo:text-indent="-6.35mm" fo:margin-left="69.85m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6.2mm" fo:text-indent="-6.35mm" fo:margin-left="82.55m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8.9mm" fo:text-indent="-6.35mm" fo:margin-left="95.25m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1.6mm" fo:text-indent="-6.35mm" fo:margin-left="107.95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page-layout style:name="Mpm1">
      <style:page-layout-properties fo:page-width="135.01mm" fo:page-height="185mm" style:num-format="1" style:print-orientation="portrait" fo:margin-top="20mm" fo:margin-bottom="20mm" fo:margin-left="20mm" fo:margin-right="20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35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35.01mm" fo:page-height="185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135.01mm" fo:page-height="185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5">
      <style:page-layout-properties fo:page-width="135.01mm" fo:page-height="185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35.01mm" fo:page-height="185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35.01mm" fo:page-height="210.01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35.01mm" fo:page-height="185mm" style:num-format="1" style:print-orientation="portrait" fo:margin-top="20mm" fo:margin-bottom="20mm" fo:margin-left="20mm" fo:margin-right="20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35.01mm" fo:page-height="255.01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35.01mm" fo:page-height="255.01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135.01mm" fo:page-height="185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12">
      <style:page-layout-properties fo:page-width="229.01mm" fo:page-height="135.01mm" style:num-format="1" style:print-orientation="landscape" fo:margin-top="20mm" fo:margin-bottom="20mm" fo:margin-left="0mm" fo:margin-right="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135.01mm" fo:page-height="185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185mm" fo:page-height="135.01mm" style:num-format="1" style:print-orientation="landscape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Left_20_Page" style:display-name="Left Page" style:page-layout-name="Mpm3" style:next-style-name="Right_20_Page">
      <style:footer>
        <text:p text:style-name="MP1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5" style:next-style-name="Форзац"/>
    <style:master-page style:name="Форзац" style:page-layout-name="Mpm6" style:next-style-name="Содержание"/>
    <style:master-page style:name="Содержание" style:page-layout-name="Mpm6"/>
    <style:master-page style:name="TOC" style:page-layout-name="Mpm7"/>
    <style:master-page style:name="Задний_20_форзац" style:display-name="Задний форзац" style:page-layout-name="Mpm8"/>
    <style:master-page style:name="Footnote" style:page-layout-name="Mpm9"/>
    <style:master-page style:name="Index" style:page-layout-name="Mpm10"/>
    <style:master-page style:name="Страница_20_издания" style:display-name="Страница издания" style:page-layout-name="Mpm11">
      <style:footer>
        <text:p text:style-name="MP2"><text:page-number text:select-page="current">5</text:page-number></text:p>
      </style:footer>
      <style:footer-left>
        <text:p text:style-name="MP3"><text:page-number text:select-page="current">0</text:page-number></text:p>
      </style:footer-left>
    </style:master-page>
    <style:master-page style:name="Envelope" style:page-layout-name="Mpm12"/>
    <style:master-page style:name="HTML" style:page-layout-name="Mpm13"/>
    <style:master-page style:name="Landscape" style:page-layout-name="Mpm1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4:51:12.039000911</meta:creation-date>
    <meta:generator>LibreOffice/6.1.4.2$Linux_X86_64 LibreOffice_project/9d0f32d1f0b509096fd65e0d4bec26ddd1938fd3</meta:generator>
    <meta:editing-duration>PT9M36S</meta:editing-duration>
    <meta:editing-cycles>4</meta:editing-cycles>
    <dc:date>2019-04-03T22:09:25.347971915</dc:date>
    <meta:document-statistic meta:table-count="2" meta:image-count="0" meta:object-count="0" meta:page-count="6" meta:paragraph-count="42" meta:word-count="292" meta:character-count="1998" meta:non-whitespace-character-count="1735"/>
  </office:meta>
</office:document-meta>
</file>